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9156" officeooo:paragraph-rsid="001291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20:08:36.942739000</meta:creation-date>
    <dc:date>2017-08-02T20:09:06.457533870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4.2$Linux_X86_64 LibreOffice_project/10m0$Build-2</meta:generator>
  </office:meta>
</office:document-meta>
</file>